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</style:style>
    <style:style style:name="P3" style:family="paragraph" style:parent-style-name="Text_20_body">
      <style:paragraph-properties fo:margin-left="3.75cm" fo:margin-right="0cm" fo:text-align="justify" style:justify-single-word="false" fo:text-indent="0cm" style:auto-text-indent="false"/>
    </style:style>
    <style:style style:name="P4" style:family="paragraph" style:parent-style-name="Standard">
      <style:text-properties style:font-name="Times New Roman1" fo:font-size="11pt" style:font-size-asian="11pt" style:font-size-complex="11pt"/>
    </style:style>
    <style:style style:name="T1" style:family="text">
      <style:text-properties style:font-name="Times New Roman" fo:font-size="10.5pt" fo:font-style="italic" fo:font-weight="normal"/>
    </style:style>
    <style:style style:name="T2" style:family="text">
      <style:text-properties fo:font-size="10.5pt" fo:font-style="italic" fo:font-weight="normal"/>
    </style:style>
    <style:style style:name="T3" style:family="text">
      <style:text-properties fo:font-variant="normal" fo:text-transform="none" style:font-name="Times New Roman" fo:font-size="10.5pt" fo:font-style="normal" fo:font-weight="normal"/>
    </style:style>
    <style:style style:name="T4" style:family="text">
      <style:text-properties fo:font-variant="normal" fo:text-transform="none" fo:font-size="10.5pt" fo:font-style="normal" fo:font-weight="normal"/>
    </style:style>
    <style:style style:name="T5" style:family="text">
      <style:text-properties fo:font-variant="normal" fo:text-transform="none" style:font-name="Times New Roman1" fo:font-size="10.5pt" fo:font-style="normal" fo:font-weight="normal"/>
    </style:style>
    <style:style style:name="T6" style:family="text">
      <style:text-properties fo:font-variant="normal" fo:text-transform="none" style:font-name="Times New Roman1" fo:font-style="normal" fo:font-weight="normal"/>
    </style:style>
    <style:style style:name="T7" style:family="text">
      <style:text-properties fo:font-variant="normal" fo:text-transform="none" style:font-name="Times New Roman1" fo:font-size="11pt" fo:font-style="normal" fo:font-weight="normal" style:font-size-asian="11pt" style:font-size-complex="11pt"/>
    </style:style>
    <style:style style:name="T8" style:family="text">
      <style:text-properties fo:font-variant="normal" fo:text-transform="none" style:font-name="Times New Roman1" fo:font-size="11pt" fo:font-style="normal" style:font-size-asian="11pt" style:font-size-complex="11pt"/>
    </style:style>
    <style:style style:name="T9" style:family="text">
      <style:text-properties fo:font-variant="normal" fo:text-transform="none" style:font-name="Times New Roman1" fo:font-size="11pt" fo:font-style="normal" fo:font-weight="bold" style:font-size-asian="11pt" style:font-weight-asian="bold" style:font-size-complex="11pt" style:font-weight-complex="bold"/>
    </style:style>
    <style:style style:name="T10" style:family="text">
      <style:text-properties style:font-name="Times New Roman1" fo:font-size="10.5pt" fo:font-style="italic" fo:font-weight="normal"/>
    </style:style>
    <style:style style:name="T11" style:family="text">
      <style:text-properties style:font-name="Times New Roman1" fo:font-style="italic" fo:font-weight="normal"/>
    </style:style>
    <style:style style:name="T12" style:family="text">
      <style:text-properties style:font-name="Times New Roman1" fo:font-size="11pt" fo:font-style="italic" fo:font-weight="normal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ta-se de execução penal em desfavor do apenado acima nominado, atualmente em regime semiaberto, em que a Defesa pugnou pela transferência do apenado para a Comarca de Cruzeiro do Sul no Estado do Acre, onde reside sua família (evento 46).</text:p>
      <text:p text:style-name="P1">Instado a se manifestar, o Ministério Público opinou pelo deferimento do pedido (evento 47).</text:p>
      <text:p text:style-name="P1">Acostou-se nos autos, evento 56, decisão da Comarca de Cruzeiro do Sul deferindo a transferência com ônus financeiro para o apenado e seus familiares.</text:p>
      <text:p text:style-name="P1">Intimada, a Defesa requereu a retirada da tornozeleira e o prazo de 72 horas para se apresentar no setor de monitoramento da Comarca de Cruzeiro do Sul/AC.</text:p>
      <text:p text:style-name="P1">Relatados.</text:p>
      <text:p text:style-name="P1">A pretensão encontra amparo no art. 66, V, g, da Lei de Execução Penal (Lei nº 7.210/84) e na Lei Complementar nº 643/2018, bem como na jurisprudência do Supremo Tribunal Federal, verbis:</text:p>
      <text:p text:style-name="P3"><text:span text:style-name="Emphasis"><text:span text:style-name="T12">Transferência de preso. Natureza. Tanto quanto possível, incumbe ao Estado adotar medidas preparatórias ao retorno do condenado ao convívio social. Os valores humanos fulminam os enfoques segregacionistas. A ordem jurídica em vigor consagra o direito do preso de ser transferido para local em que possua raízes, visando à indispensável assistência pelos familiares. Os óbices ao acolhimento do pleito devem ser inafastáveis e exsurgir ao primeiro exame, consideradas as precárias condições do sistema carcerário pátrio. Eficácia do disposto nos arts. 1º e 86 da LEP”. (HC 71.179, Min. Marco Aurélio).</text:span></text:span></text:p>
      <text:p text:style-name="P1">Ante o exposto, autorizo a transferência de VLADSON SAID para a Comarca de Cruzeiro do Sul/AC, devendo o apenado se apresentar naquela comarca em até 5 dias da retirada da tornozeleira eletrônica.</text:p>
      <text:p text:style-name="P1">Se necessário, expeça-se autorização de viagem.</text:p>
      <text:p text:style-name="P1">P.R.I. Ciência ao MP.</text:p>
      <text:p text:style-name="P1">Comunique-se a CEME para que providencie a retirada da tornozeleira eletrônica, devendo comunicar a este juízo quando do fato.</text:p>
      <text:p text:style-name="P1">Tão logo retirada a tornozeleira, faça-se conclusão para fins de análise de competência.</text:p>
      <text:p text:style-name="P2"><text:span text:style-name="Strong_20_Emphasis"><text:span text:style-name="T9">Esta decisão vale como ofício à CEME e COEAP.</text:span>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, Times, serif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1T11:35:51.189000000</meta:creation-date>
    <dc:date>2022-09-01T11:38:40.576000000</dc:date>
    <meta:editing-duration>PT2M50S</meta:editing-duration>
    <meta:editing-cycles>1</meta:editing-cycles>
    <meta:document-statistic meta:table-count="0" meta:image-count="0" meta:object-count="0" meta:page-count="1" meta:paragraph-count="13" meta:word-count="310" meta:character-count="1958" meta:non-whitespace-character-count="1661"/>
    <meta:generator>LibreOffice/5.3.1.2$Windows_X86_64 LibreOffice_project/e80a0e0fd1875e1696614d24c32df0f95f03deb2</meta:generator>
  </office:meta>
</office:document-meta>
</file>